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ourier New" fo:font-size="8pt" style:font-size-asian="7pt" style:font-size-complex="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e table et 3 enregistrements dans GS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ublic void testInstancesSnapshotOfType() {<text:line-break/>        Cache cache = GenericSystem.activateNewCacheOnANewEngine();<text:line-break/>        Type vehicle = cache.newType("Vehicle");<text:line-break/>        Generic myVehicle1 = vehicle.newInstance("myVehicle1");<text:line-break/>        Generic myVehicle2 = vehicle.newInstance("myVehicle2");<text:line-break/>        Generic myVehicle3 = vehicle.newInstance("myVehicle3");<text:line-break/>        Snapshot&lt;Generic&gt; instances = vehicle.getInstances();<text:line-break/>        assert instances.size() == 3;<text:line-break/>        assert instances.contains(myVehicle1);<text:line-break/>        assert instances.contains(myVehicle2);<text:line-break/>        assert instances.contains(myVehicle3);<text:line-break/>        cache.flush();<text:line-break/>    }</text:p>
          </table:table-cell>
        </table:table-row>
      </table:table>
      <text:p text:style-name="Standard"/>
      <text:p text:style-name="Standard">Dans GS, un snapshot désigne un ensemble dénombrable (iterable + sizable) toujours conscient des changements du grap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0:04:31</meta:creation-date>
    <meta:generator>LibreOffice/3.4$Unix LibreOffice_project/340m1$Build-502</meta:generator>
    <dc:date>2012-11-20T10:30:17</dc:date>
    <meta:editing-duration>PT10M13S</meta:editing-duration>
    <meta:editing-cycles>7</meta:editing-cycles>
    <meta:document-statistic meta:table-count="1" meta:image-count="0" meta:object-count="0" meta:page-count="1" meta:paragraph-count="3" meta:word-count="65" meta:character-count="781" meta:non-whitespace-character-count="627"/>
  </office:meta>
</office:document-meta>
</file>